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size="14pt" fo:language="zxx" fo:country="none" officeooo:rsid="001ffa5d" officeooo:paragraph-rsid="001ffa5d" style:font-size-asian="12.25pt" style:language-asian="zxx" style:country-asian="none" style:font-size-complex="14pt" style:language-complex="zxx" style:country-complex="none"/>
    </style:style>
    <style:style style:name="P2" style:family="paragraph" style:parent-style-name="Standard">
      <style:text-properties style:font-name="Ubuntu" fo:font-size="14pt" fo:language="zxx" fo:country="none" officeooo:rsid="00236d0b" officeooo:paragraph-rsid="00236d0b" style:font-size-asian="12.25pt" style:language-asian="zxx" style:country-asian="none" style:font-size-complex="14pt" style:language-complex="zxx" style:country-complex="none"/>
    </style:style>
    <style:style style:name="P3" style:family="paragraph" style:parent-style-name="Standard">
      <style:text-properties style:font-name="Ubuntu" fo:font-size="14pt" fo:language="zxx" fo:country="none" officeooo:rsid="002417ff" officeooo:paragraph-rsid="002417ff" style:font-size-asian="12.25pt" style:language-asian="zxx" style:country-asian="none" style:font-size-complex="14pt" style:language-complex="zxx" style:country-complex="none"/>
    </style:style>
    <style:style style:name="P4" style:family="paragraph" style:parent-style-name="Standard">
      <style:text-properties style:font-name="Ubuntu" fo:font-size="14pt" fo:language="zxx" fo:country="none" officeooo:rsid="00243f91" officeooo:paragraph-rsid="00243f91" style:font-size-asian="12.25pt" style:language-asian="zxx" style:country-asian="none" style:font-size-complex="14pt" style:language-complex="zxx" style:country-complex="none"/>
    </style:style>
    <style:style style:name="P5" style:family="paragraph" style:parent-style-name="Standard">
      <style:text-properties style:font-name="Ubuntu" fo:font-size="14pt" fo:language="zxx" fo:country="none" officeooo:rsid="0026f5c8" officeooo:paragraph-rsid="0026f5c8" style:font-size-asian="12.25pt" style:language-asian="zxx" style:country-asian="none" style:font-size-complex="14pt" style:language-complex="zxx" style:country-complex="none"/>
    </style:style>
    <style:style style:name="P6" style:family="paragraph" style:parent-style-name="Standard">
      <style:text-properties style:font-name="Ubuntu" fo:font-size="14pt" fo:language="zxx" fo:country="none" officeooo:rsid="0025db6d" officeooo:paragraph-rsid="0025db6d" style:font-size-asian="14pt" style:language-asian="zxx" style:country-asian="none" style:font-size-complex="14pt" style:language-complex="zxx" style:country-complex="none"/>
    </style:style>
    <style:style style:name="P7" style:family="paragraph" style:parent-style-name="Standard">
      <style:text-properties style:font-name="Ubuntu" fo:font-size="14pt" fo:language="fr" fo:country="FR" officeooo:rsid="0026f5c8" officeooo:paragraph-rsid="0026f5c8" style:font-size-asian="14pt" style:language-asian="zxx" style:country-asian="none" style:font-size-complex="14pt" style:language-complex="zxx" style:country-complex="none"/>
    </style:style>
    <style:style style:name="P8" style:family="paragraph" style:parent-style-name="Standard">
      <style:text-properties style:font-name="Ubuntu" fo:font-size="16pt" fo:language="zxx" fo:country="none" officeooo:rsid="001ffa5d" officeooo:paragraph-rsid="001ffa5d" style:font-size-asian="16pt" style:language-asian="zxx" style:country-asian="none" style:font-size-complex="16pt" style:language-complex="zxx" style:country-complex="none"/>
    </style:style>
    <style:style style:name="P9" style:family="paragraph" style:parent-style-name="Standard">
      <style:text-properties style:font-name="Ubuntu" fo:font-size="15pt" fo:language="zxx" fo:country="none" officeooo:rsid="001ffa5d" officeooo:paragraph-rsid="001ffa5d" style:font-size-asian="15pt" style:language-asian="zxx" style:country-asian="none" style:font-size-complex="15pt" style:language-complex="zxx" style:country-complex="none"/>
    </style:style>
    <style:style style:name="P10" style:family="paragraph" style:parent-style-name="Standard">
      <style:text-properties style:font-name="Ubuntu" fo:font-size="15pt" fo:language="zxx" fo:country="none" officeooo:rsid="001ffa5d" officeooo:paragraph-rsid="001ffa5d" style:font-size-asian="13.1000003814697pt" style:language-asian="zxx" style:country-asian="none" style:font-size-complex="15pt" style:language-complex="zxx" style:country-complex="none"/>
    </style:style>
    <style:style style:name="P11" style:family="paragraph" style:parent-style-name="Standard">
      <style:text-properties style:font-name="Ubuntu" fo:font-size="15pt" fo:language="zxx" fo:country="none" officeooo:rsid="00236d0b" officeooo:paragraph-rsid="00236d0b" style:font-size-asian="13.1000003814697pt" style:language-asian="zxx" style:country-asian="none" style:font-size-complex="15pt" style:language-complex="zxx" style:country-complex="none"/>
    </style:style>
    <style:style style:name="P12" style:family="paragraph" style:parent-style-name="Standard">
      <style:text-properties style:font-name="Ubuntu" fo:font-size="15pt" fo:language="zxx" fo:country="none" officeooo:rsid="0025db6d" officeooo:paragraph-rsid="0025db6d" style:font-size-asian="13.1000003814697pt" style:language-asian="zxx" style:country-asian="none" style:font-size-complex="15pt" style:language-complex="zxx" style:country-complex="none"/>
    </style:style>
    <style:style style:name="P13" style:family="paragraph" style:parent-style-name="Standard">
      <style:text-properties style:font-name="Ubuntu" fo:font-size="15pt" fo:language="zxx" fo:country="none" officeooo:rsid="00268956" officeooo:paragraph-rsid="00268956" style:font-size-asian="13.1000003814697pt" style:language-asian="zxx" style:country-asian="none" style:font-size-complex="15pt" style:language-complex="zxx" style:country-complex="none"/>
    </style:style>
    <style:style style:name="P14" style:family="paragraph" style:parent-style-name="Standard">
      <style:text-properties style:font-name="Ubuntu" fo:font-size="15pt" fo:language="zxx" fo:country="none" officeooo:rsid="0026f5c8" officeooo:paragraph-rsid="0026f5c8" style:font-size-asian="13.1000003814697pt" style:language-asian="zxx" style:country-asian="none" style:font-size-complex="15pt" style:language-complex="zxx" style:country-complex="none"/>
    </style:style>
    <style:style style:name="P15" style:family="paragraph" style:parent-style-name="Text_20_body">
      <style:text-properties style:font-name="Ubuntu" fo:font-size="14pt" fo:language="zxx" fo:country="none" officeooo:rsid="0025db6d" officeooo:paragraph-rsid="0025db6d" style:font-size-asian="12.25pt" style:language-asian="zxx" style:country-asian="none" style:font-size-complex="14pt" style:language-complex="zxx" style:country-complex="none"/>
    </style:style>
    <style:style style:name="P16" style:family="paragraph" style:parent-style-name="Text_20_body">
      <style:text-properties style:font-name="Ubuntu" fo:font-size="14pt" fo:language="zxx" fo:country="none" style:font-size-asian="14pt" style:language-asian="zxx" style:country-asian="none" style:font-size-complex="14pt" style:language-complex="zxx" style:country-complex="none"/>
    </style:style>
    <style:style style:name="P17" style:family="paragraph" style:parent-style-name="Text_20_body">
      <style:text-properties style:font-name="Ubuntu" fo:font-size="14pt" fo:language="fr" fo:country="FR" officeooo:rsid="0026f5c8" officeooo:paragraph-rsid="0026f5c8" style:font-size-asian="14pt" style:language-asian="zxx" style:country-asian="none" style:font-size-complex="14pt" style:language-complex="zxx" style:country-complex="none"/>
    </style:style>
    <style:style style:name="P18" style:family="paragraph" style:parent-style-name="Text_20_body">
      <style:text-properties style:font-name="Ubuntu" fo:font-size="14pt" fo:language="fr" fo:country="FR" style:font-size-asian="14pt" style:font-size-complex="14pt"/>
    </style:style>
    <style:style style:name="T1" style:family="text">
      <style:text-properties officeooo:rsid="0021e52d"/>
    </style:style>
    <style:style style:name="T2" style:family="text">
      <style:text-properties officeooo:rsid="00243f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ivrable :</text:p>
      <text:p text:style-name="P8">Décision prise :</text:p>
      <text:p text:style-name="P9"/>
      <text:p text:style-name="P9">Communication sans fil :</text:p>
      <text:p text:style-name="P1"/>
      <text:p text:style-name="P1">Pour hearthstone, il est nécessaire de connecter les appareil en wifi. Il faut acceder à battle net pour pouvoir jouer au jeux blizzards. C'est pour cette raison que nous avons choisi d'utiliser un point d'accés car contrairement à une topologie ad hoc, il nous permet d'acceder au world wide web.</text:p>
      <text:p text:style-name="P1"/>
      <text:p text:style-name="P1">Débit nécessaire :</text:p>
      <text:p text:style-name="P1"/>
      <text:p text:style-name="P1">Le jeu recommande une connexion haut débit, soit 512 Kbit/s minimum dans le cas de la legislation française. Ayant 48 joueurs pour Hearthstone nous pouvons faire le calcul suivant :</text:p>
      <text:p text:style-name="P1"/>
      <text:p text:style-name="P1">48 * 512 = 24576 Kbit/s soit 24.5 Mbit/s</text:p>
      <text:p text:style-name="P1"/>
      <text:p text:style-name="P1">Il faudra donc un débit délivré de 25 Mbit/s</text:p>
      <text:p text:style-name="P1"/>
      <text:p text:style-name="P1"/>
      <text:p text:style-name="P10">Choix du type de cablage :</text:p>
      <text:p text:style-name="P10"/>
      <text:p text:style-name="P1">Pour league of legends, PUBG, rocket league, nous avons besoin de cable ethernet. Il existe différent types de cables ethernet mais nous en utiliserons que 2. Pour relier les jeux au switchs, nous allons utiliser les cables erthernet basique car ils permettent un débit de 10Mbit/s, <text:span text:style-name="T1">ce qui est suffisant pour que chaque joueur est une connexion haut débit. Cependant pour relier les switchs au routeur, nous auront besoin de cables fast ethernet. Ces derniers permettent de delivrer un débit de 100Mbit/s contrairement au cables ethernet basique qui ne seront pas suffisant.</text:span></text:p>
      <text:p text:style-name="P1"/>
      <text:p text:style-name="P11">Distribution électrique :</text:p>
      <text:p text:style-name="P11"/>
      <text:p text:style-name="P2">La distribution électrique doit couvrir l'ensemble des appareil de la LAN. Nous allons prenre le cas ou la plus grosse consomation en puissance est demandé. Dans cette situation chaque joueur amméne un PC fixe. Nous devons prendre en compte la tour et l'écran du PC.</text:p>
      <text:p text:style-name="P2"/>
      <text:p text:style-name="P3">Tour PC fixe = 350W</text:p>
      <text:p text:style-name="P3">Ecran PC = 30W</text:p>
      <text:p text:style-name="P3"/>
      <text:p text:style-name="P3"/>
      <text:p text:style-name="P3"/>
      <text:p text:style-name="P3"><text:soft-page-break/>En prennant l'idée que tout les joueurs soit connecté en même temps :</text:p>
      <text:p text:style-name="P3"/>
      <text:p text:style-name="P3">504 * 380 = 191 520W</text:p>
      <text:p text:style-name="P3"/>
      <text:p text:style-name="P3">Puissance délivré = 630A</text:p>
      <text:p text:style-name="P3">Tension délivré = 220V</text:p>
      <text:p text:style-name="P3"/>
      <text:p text:style-name="P3">P = U * I </text:p>
      <text:p text:style-name="P3"><text:s text:c="4"/>= 220 * 630 </text:p>
      <text:p text:style-name="P3"><text:s text:c="4"/>= <text:span text:style-name="T2">138 600W</text:span></text:p>
      <text:p text:style-name="P4"/>
      <text:p text:style-name="P4">Dans la situation où tout les joueurs sont connecté en même temps l'intensité fournis n'est pas suffisante.</text:p>
      <text:p text:style-name="P4"/>
      <text:p text:style-name="P4">I = P / U</text:p>
      <text:p text:style-name="P4"><text:s text:c="2"/>= 191 520 / 220</text:p>
      <text:p text:style-name="P4"><text:s text:c="2"/>= <text:s/>870</text:p>
      <text:p text:style-name="P4"/>
      <text:p text:style-name="P4">Il nous faudrait donc une intensité de 870A. Cependant ce serait uniquement dans le cas où tous jouerait en même temps. Cependant, les jeux ne se dérouleront pas tous en même temps et dans cet situation, les 630A sont largement suffisant.</text:p>
      <text:p text:style-name="P4"/>
      <text:p text:style-name="P12">Planning de déploiement d'installement :</text:p>
      <text:p text:style-name="P12"/>
      <text:p text:style-name="P15">Journée Installation :<text:line-break/>7h : Dépôt du matériel<text:line-break/>7h30 : Pose des routeurs / switchs<text:line-break/>8h30 : Pose des câbles, protection de ces derniers et connexion a l'ensemble<text:line-break/>11h30 : Installation des zones de jeux / stands<text:line-break/>13h30 : Test matériel<text:line-break/>15h30 : Fin installation / potentiel période de maintenance supplémentaire</text:p>
      <text:p text:style-name="P16">Déroulement Journée 1 :<text:line-break/>7h30 : Arrivé et installation des joueurs<text:line-break/>8h30 : Ouverture au visiteurs<text:line-break/>9h30 : Début tournois PUBG, Rocket League et Hearthstone<text:line-break/>12h30 : Pause<text:line-break/>13h30 : Début tournoi CS:GO, suite et fin tournoi PUBG<text:line-break/>15h30 : Suite tournoi CS:GO, suite et fin tournoi Hearthstone<text:line-break/>19h30 : Fin tournoi CS:GO, fin de la première journée</text:p>
      <text:p text:style-name="P16"><text:soft-page-break/>Déroulement Journée 2 :<text:line-break/>7h30 : Arrivé et installation des joueurs<text:line-break/>8h30 : Ouverture au visiteurs<text:line-break/>9h30 : Début tournoi League of Legends<text:line-break/>12h30 : Pause<text:line-break/>13h30 : Reprise du tournoi<text:line-break/>17h30 : Fin du tournoi<text:line-break/>19h30 : Fin de la deuxième journée </text:p>
      <text:p text:style-name="P6"/>
      <text:p text:style-name="P13">Prix d'entrées joueurs / visiteurs :</text:p>
      <text:p text:style-name="P13"><text:s/></text:p>
      <text:p text:style-name="P5">Prix 1 journée visiteur = 15€</text:p>
      <text:p text:style-name="P5">Prix joueur = 7€</text:p>
      <text:p text:style-name="P5">argent récolté des joueurs :</text:p>
      <text:p text:style-name="P5">500 * 7 = 3500</text:p>
      <text:p text:style-name="P5">argent récolté des visiteurs :</text:p>
      <text:p text:style-name="P5">2500 * 15 = 37 500€</text:p>
      <text:p text:style-name="P5">Argent total recolté = 41 000€</text:p>
      <text:p text:style-name="P5"/>
      <text:p text:style-name="P14">Sponsors :</text:p>
      <text:p text:style-name="P14"/>
      <text:p text:style-name="P17">Dans le but de la réussite de l’événement, ils nous faut des sponsors. Nous pouvons faire appel à certaines société de jeux vidéos, ou des structures vidéos ludique pour nous sponsoriser. De plus, ces plateformes nous assurerons, par leur présence, une certaine image auprès du publique.</text:p>
      <text:p text:style-name="P18">Razer et Asus : Leurs logos apparaitront durant les matchs sur l'écran géant lors des tournois de CS:GO et de LOL. Des pubs pour leurs produits passeront entre les pauses.<text:line-break/>1h = 1000€ total = 12000€</text:p>
      <text:p text:style-name="P18">Mtn Dew : Ventes de leurs produits via des stands<text:line-break/>25% de leurs revenus sur les deux jours</text:p>
      <text:p text:style-name="P18">LDLC et Playstation : Des banderoles des deux marques seront installés dans la salle afin de promouvoir leurs produits.<text:line-break/>Prix = 15000€</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1:14:16.046978672</meta:creation-date>
    <dc:date>2017-12-21T13:27:50.047508221</dc:date>
    <meta:editing-duration>PT13M5S</meta:editing-duration>
    <meta:editing-cycles>1</meta:editing-cycles>
    <meta:document-statistic meta:table-count="0" meta:image-count="0" meta:object-count="0" meta:page-count="3" meta:paragraph-count="44" meta:word-count="698" meta:character-count="3940" meta:non-whitespace-character-count="3268"/>
    <meta:generator>LibreOffice/5.3.1.2$Linux_X86_64 LibreOffice_project/30m0$Build-2</meta:generator>
  </office:meta>
</office:document-meta>
</file>